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ttp/1.1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ttp/1.1</text:span></text:p>
          </draw:text-box>
        </draw:frame>
        <draw:frame draw:style-name="gr5" draw:text-style-name="P2" draw:layer="layout" svg:width="2.794cm" svg:height="1.199cm" svg:x="20.266cm" svg:y="2.04cm">
          <draw:text-box>
            <text:p><text:span text:style-name="T1">ajp or</text:span></text:p>
            <text:p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3cm" svg:x2="22.552cm" svg:y2="3.26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4" draw:layer="layout" svg:width="4.572cm" svg:height="3.048cm" svg:x="7.62cm" svg:y="1.604cm">
          <text:p text:style-name="P1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3.048cm" svg:x="22.452cm" svg:y="1.578cm">
          <text:p text:style-name="P1"><text:span text:style-name="T2">Backend</text:span></text:p>
          <text:p text:style-name="P1"><text:span text:style-name="T2">App Server</text:span></text:p>
          <text:p text:style-name="P1"><text:span text:style-name="T2">(Tomcat </text:span><text:span text:style-name="T2">등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3.048cm" svg:x="15.24cm" svg:y="1.604cm">
          <text:p text:style-name="P1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02cm" svg:height="3.048cm" svg:x="1.462cm" svg:y="1.604cm">
          <text:p text:style-name="P1"><text:span text:style-name="T3">사용자</text:span></text:p>
          <text:p text:style-name="P1"><text:span text:style-name="T3">브라우저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20.466cm" svg:y="2.64cm">
          <draw:text-box>
            <text:p><text:span text:style-name="T1">h2c</text:span></text:p>
          </draw:text-box>
        </draw:fram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2</text:span></text:p>
          </draw:text-box>
        </draw:frame>
        <draw:frame draw:style-name="gr5" draw:text-style-name="P2" draw:layer="layout" svg:width="2.794cm" svg:height="1.199cm" svg:x="20.266cm" svg:y="2.04cm">
          <draw:text-box>
            <text:p><text:span text:style-name="T1"/></text:p>
            <text:p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HA 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ttp/1.1</text:span></text:p>
          </draw:text-box>
        </draw:frame>
        <draw:frame draw:style-name="gr4" draw:text-style-name="P2" draw:layer="layout" svg:width="2.794cm" svg:height="0.725cm" svg:x="20.666cm" svg:y="2.54cm">
          <draw:text-box>
            <text:p><text:span text:style-name="T1">ajp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Apache Httpd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HA 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20.266cm" svg:y="2.54cm">
          <draw:text-box>
            <text:p><text:span text:style-name="T1">http1/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httpx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L4 switch</text:p>
          <text:p text:style-name="P1">/HA 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6.604cm" svg:y="2.577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7.526cm" svg:y="2.577cm">
          <draw:text-box>
            <text:p><text:span text:style-name="T1">h2c</text:span></text:p>
          </draw:text-box>
        </draw:frame>
        <draw:line draw:style-name="gr6" draw:text-style-name="P1" draw:layer="layout" svg:x1="4.726cm" svg:y1="3.302cm" svg:x2="10.968cm" svg:y2="3.302cm">
          <text:p/>
        </draw:line>
        <draw:line draw:style-name="gr6" draw:text-style-name="P1" draw:layer="layout" svg:x1="15.748cm" svg:y1="3.339cm" svg:x2="22.452cm" svg:y2="3.302cm">
          <text:p/>
        </draw:lin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6.604cm" svg:y="2.577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7.526cm" svg:y="2.577cm">
          <draw:text-box>
            <text:p><text:span text:style-name="T1">h2</text:span></text:p>
          </draw:text-box>
        </draw:frame>
        <draw:line draw:style-name="gr6" draw:text-style-name="P1" draw:layer="layout" svg:x1="4.726cm" svg:y1="3.302cm" svg:x2="10.968cm" svg:y2="3.302cm">
          <text:p/>
        </draw:line>
        <draw:line draw:style-name="gr6" draw:text-style-name="P1" draw:layer="layout" svg:x1="15.748cm" svg:y1="3.339cm" svg:x2="22.452cm" svg:y2="3.30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start-width="0.051cm" draw:marker-end="Arrow" draw:marker-end-width="0.05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08:08:25.869713915</meta:creation-date>
    <dc:date>2017-11-29T06:41:45.559906215</dc:date>
    <meta:editing-duration>PT2H44M33S</meta:editing-duration>
    <meta:editing-cycles>20</meta:editing-cycles>
    <meta:generator>LibreOffice/5.1.6.2$Linux_X86_64 LibreOffice_project/10m0$Build-2</meta:generator>
    <meta:document-statistic meta:object-count="106"/>
  </office:meta>
</office:document-meta>
</file>